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2cc967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fo:font-size="15pt" style:text-underline-style="none" fo:font-weight="normal" officeooo:rsid="01ce4b15" officeooo:paragraph-rsid="01ce4b15" style:font-size-asian="13.1000003814697pt" style:font-weight-asian="normal" style:font-size-complex="15pt" style:font-weight-complex="normal"/>
    </style:style>
    <style:style style:name="P5" style:family="paragraph" style:parent-style-name="Text_20_body">
      <style:paragraph-properties fo:margin-top="0cm" fo:margin-bottom="0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fo:font-size="18pt" fo:font-weight="bold" officeooo:rsid="01ce4b15" officeooo:paragraph-rsid="01ce4b15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fo:font-size="18pt" fo:font-weight="bold" officeooo:paragraph-rsid="01d8fdf5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margin-top="0cm" fo:margin-bottom="0cm" loext:contextual-spacing="false"/>
      <style:text-properties fo:font-size="18pt" fo:font-weight="bold" officeooo:paragraph-rsid="01de923d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fo:font-size="18pt" fo:font-weight="bold" officeooo:paragraph-rsid="01e10b1e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font-size="18pt" fo:font-weight="bold" officeooo:paragraph-rsid="01ea7529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fo:font-size="15pt" fo:font-weight="normal" officeooo:rsid="01ce4b15" officeooo:paragraph-rsid="01ce4b15" style:font-size-asian="13.1000003814697pt" style:font-weight-asian="normal" style:font-size-complex="15pt" style:font-weight-complex="normal"/>
    </style:style>
    <style:style style:name="P12" style:family="paragraph" style:parent-style-name="Text_20_body">
      <style:paragraph-properties fo:margin-top="0cm" fo:margin-bottom="0cm" loext:contextual-spacing="false"/>
      <style:text-properties fo:font-size="15pt" fo:font-weight="normal" officeooo:rsid="01cef875" officeooo:paragraph-rsid="01ce4b15" style:font-size-asian="13.1000003814697pt" style:font-weight-asian="normal" style:font-size-complex="15pt" style:font-weight-complex="normal"/>
    </style:style>
    <style:style style:name="P13" style:family="paragraph" style:parent-style-name="Text_20_body">
      <style:paragraph-properties fo:margin-top="0cm" fo:margin-bottom="0cm" loext:contextual-spacing="false"/>
      <style:text-properties fo:font-size="15pt" fo:font-weight="normal" officeooo:rsid="01cef875" officeooo:paragraph-rsid="01d8fdf5" style:font-size-asian="13.1000003814697pt" style:font-weight-asian="normal" style:font-size-complex="15pt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fo:font-size="15pt" fo:font-weight="normal" officeooo:rsid="01cef875" officeooo:paragraph-rsid="01de923d" style:font-size-asian="13.1000003814697pt" style:font-weight-asian="normal" style:font-size-complex="15pt" style:font-weight-complex="normal"/>
    </style:style>
    <style:style style:name="P15" style:family="paragraph" style:parent-style-name="Text_20_body">
      <style:paragraph-properties fo:margin-top="0cm" fo:margin-bottom="0cm" loext:contextual-spacing="false"/>
      <style:text-properties fo:font-size="15pt" fo:font-weight="normal" officeooo:rsid="01cef875" officeooo:paragraph-rsid="01e10b1e" style:font-size-asian="13.1000003814697pt" style:font-weight-asian="normal" style:font-size-complex="15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officeooo:paragraph-rsid="002cc967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5pt" style:text-underline-style="none" fo:font-weight="bold" officeooo:rsid="01ce4b15" officeooo:paragraph-rsid="01ce4b15" style:font-size-asian="13.1000003814697pt" style:font-weight-asian="bold" style:font-size-complex="15pt" style:font-weight-complex="bold"/>
    </style:style>
    <style:style style:name="P19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fo:font-size="15pt" style:text-underline-style="none" fo:font-weight="normal" officeooo:rsid="01ce4b15" officeooo:paragraph-rsid="01ce4b15" style:font-size-asian="13.1000003814697pt" style:font-weight-asian="normal" style:font-size-complex="15pt" style:font-weight-complex="normal"/>
    </style:style>
    <style:style style:name="P20" style:family="paragraph" style:parent-style-name="Text_20_body" style:list-style-name="L2"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Text_20_body" style:list-style-name="L2">
      <style:paragraph-properties fo:margin-top="0cm" fo:margin-bottom="0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Text_20_body" style:list-style-name="L2">
      <style:paragraph-properties fo:margin-top="0cm" fo:margin-bottom="0cm" loext:contextual-spacing="false"/>
      <style:text-properties fo:font-size="18pt" fo:font-weight="bold" officeooo:paragraph-rsid="01d3462f" style:font-size-asian="18pt" style:font-weight-asian="bold" style:font-size-complex="18pt" style:font-weight-complex="bold"/>
    </style:style>
    <style:style style:name="P23" style:family="paragraph" style:parent-style-name="Text_20_body" style:list-style-name="L2">
      <style:paragraph-properties fo:margin-top="0cm" fo:margin-bottom="0cm" loext:contextual-spacing="false"/>
      <style:text-properties fo:font-size="18pt" fo:font-weight="bold" officeooo:rsid="01ce4b15" officeooo:paragraph-rsid="01d3462f" style:font-size-asian="18pt" style:font-weight-asian="bold" style:font-size-complex="18pt" style:font-weight-complex="bold"/>
    </style:style>
    <style:style style:name="P24" style:family="paragraph" style:parent-style-name="Text_20_body" style:list-style-name="L2">
      <style:paragraph-properties fo:margin-top="0cm" fo:margin-bottom="0cm" loext:contextual-spacing="false"/>
      <style:text-properties fo:font-size="18pt" fo:font-weight="bold" officeooo:rsid="01ce4b15" officeooo:paragraph-rsid="01d8fdf5" style:font-size-asian="18pt" style:font-weight-asian="bold" style:font-size-complex="18pt" style:font-weight-complex="bold"/>
    </style:style>
    <style:style style:name="P25" style:family="paragraph" style:parent-style-name="Text_20_body" style:list-style-name="L2">
      <style:paragraph-properties fo:margin-top="0cm" fo:margin-bottom="0cm" loext:contextual-spacing="false"/>
      <style:text-properties fo:font-size="18pt" fo:font-weight="bold" officeooo:rsid="01ce4b15" officeooo:paragraph-rsid="01de923d" style:font-size-asian="18pt" style:font-weight-asian="bold" style:font-size-complex="18pt" style:font-weight-complex="bold"/>
    </style:style>
    <style:style style:name="P26" style:family="paragraph" style:parent-style-name="Text_20_body" style:list-style-name="L2">
      <style:paragraph-properties fo:margin-top="0cm" fo:margin-bottom="0cm" loext:contextual-spacing="false"/>
      <style:text-properties fo:font-size="18pt" fo:font-weight="bold" officeooo:rsid="01ce4b15" officeooo:paragraph-rsid="01e10b1e" style:font-size-asian="18pt" style:font-weight-asian="bold" style:font-size-complex="18pt" style:font-weight-complex="bold"/>
    </style:style>
    <style:style style:name="P27" style:family="paragraph" style:parent-style-name="Text_20_body" style:list-style-name="L2">
      <style:paragraph-properties fo:margin-top="0cm" fo:margin-bottom="0cm" loext:contextual-spacing="false"/>
      <style:text-properties fo:font-size="18pt" fo:font-weight="bold" officeooo:rsid="01ce4b15" officeooo:paragraph-rsid="01e66363" style:font-size-asian="18pt" style:font-weight-asian="bold" style:font-size-complex="18pt" style:font-weight-complex="bold"/>
    </style:style>
    <style:style style:name="P28" style:family="paragraph" style:parent-style-name="Text_20_body" style:list-style-name="L2">
      <style:paragraph-properties fo:margin-top="0cm" fo:margin-bottom="0cm" loext:contextual-spacing="false"/>
      <style:text-properties fo:font-size="15pt" fo:font-weight="normal" officeooo:rsid="01cef875" officeooo:paragraph-rsid="01d3462f" style:font-size-asian="13.1000003814697pt" style:font-weight-asian="normal" style:font-size-complex="15pt" style:font-weight-complex="normal"/>
    </style:style>
    <style:style style:name="P29" style:family="paragraph" style:parent-style-name="Text_20_body" style:list-style-name="L2">
      <style:paragraph-properties fo:margin-top="0cm" fo:margin-bottom="0cm" loext:contextual-spacing="false"/>
      <style:text-properties fo:font-size="15pt" fo:font-weight="normal" officeooo:rsid="01cef875" officeooo:paragraph-rsid="01d7763d" style:font-size-asian="13.1000003814697pt" style:font-weight-asian="normal" style:font-size-complex="15pt" style:font-weight-complex="normal"/>
    </style:style>
    <style:style style:name="P30" style:family="paragraph" style:parent-style-name="Text_20_body" style:list-style-name="L2">
      <style:paragraph-properties fo:margin-top="0cm" fo:margin-bottom="0cm" loext:contextual-spacing="false"/>
      <style:text-properties fo:font-size="15pt" fo:font-weight="normal" officeooo:rsid="01cef875" officeooo:paragraph-rsid="01d8fdf5" style:font-size-asian="13.1000003814697pt" style:font-weight-asian="normal" style:font-size-complex="15pt" style:font-weight-complex="normal"/>
    </style:style>
    <style:style style:name="P31" style:family="paragraph" style:parent-style-name="Text_20_body" style:list-style-name="L2">
      <style:paragraph-properties fo:margin-top="0cm" fo:margin-bottom="0cm" loext:contextual-spacing="false"/>
      <style:text-properties fo:font-size="15pt" fo:font-weight="normal" officeooo:rsid="01cef875" officeooo:paragraph-rsid="01de923d" style:font-size-asian="13.1000003814697pt" style:font-weight-asian="normal" style:font-size-complex="15pt" style:font-weight-complex="normal"/>
    </style:style>
    <style:style style:name="P32" style:family="paragraph" style:parent-style-name="Text_20_body" style:list-style-name="L2">
      <style:paragraph-properties fo:margin-top="0cm" fo:margin-bottom="0cm" loext:contextual-spacing="false"/>
      <style:text-properties fo:font-size="15pt" fo:font-weight="normal" officeooo:rsid="01cef875" officeooo:paragraph-rsid="01e10b1e" style:font-size-asian="13.1000003814697pt" style:font-weight-asian="normal" style:font-size-complex="15pt" style:font-weight-complex="normal"/>
    </style:style>
    <style:style style:name="P33" style:family="paragraph" style:parent-style-name="Text_20_body" style:list-style-name="L2">
      <style:paragraph-properties fo:margin-top="0cm" fo:margin-bottom="0cm" loext:contextual-spacing="false"/>
      <style:text-properties fo:font-size="15pt" fo:font-weight="normal" officeooo:rsid="01dae2d2" officeooo:paragraph-rsid="01d8fdf5" style:font-size-asian="13.1000003814697pt" style:font-weight-asian="normal" style:font-size-complex="15pt" style:font-weight-complex="normal"/>
    </style:style>
    <style:style style:name="P34" style:family="paragraph" style:parent-style-name="Text_20_body" style:list-style-name="L2">
      <style:paragraph-properties fo:margin-top="0cm" fo:margin-bottom="0cm" loext:contextual-spacing="false"/>
      <style:text-properties fo:font-size="15pt" fo:font-weight="normal" officeooo:rsid="01dae2d2" officeooo:paragraph-rsid="01de923d" style:font-size-asian="13.1000003814697pt" style:font-weight-asian="normal" style:font-size-complex="15pt" style:font-weight-complex="normal"/>
    </style:style>
    <style:style style:name="P35" style:family="paragraph" style:parent-style-name="Text_20_body" style:list-style-name="L2">
      <style:paragraph-properties fo:margin-top="0cm" fo:margin-bottom="0cm" loext:contextual-spacing="false"/>
      <style:text-properties fo:font-size="15pt" fo:font-weight="normal" officeooo:rsid="01dae2d2" officeooo:paragraph-rsid="01e10b1e" style:font-size-asian="13.1000003814697pt" style:font-weight-asian="normal" style:font-size-complex="15pt" style:font-weight-complex="normal"/>
    </style:style>
    <style:style style:name="P36" style:family="paragraph" style:parent-style-name="Text_20_body" style:list-style-name="L4">
      <style:paragraph-properties fo:margin-top="0cm" fo:margin-bottom="0cm" loext:contextual-spacing="false"/>
      <style:text-properties fo:font-size="24pt" style:text-underline-style="solid" style:text-underline-width="auto" style:text-underline-color="font-color" fo:font-weight="bold" officeooo:rsid="003a1ad6" style:font-size-asian="21pt" style:font-weight-asian="bold" style:font-size-complex="24pt" style:font-weight-complex="bold"/>
    </style:style>
    <style:style style:name="P37" style:family="paragraph" style:parent-style-name="Text_20_body" style:list-style-name="L3">
      <style:paragraph-properties fo:margin-top="0cm" fo:margin-bottom="0cm" loext:contextual-spacing="false"/>
      <style:text-properties fo:font-size="24pt" fo:font-weight="bold" officeooo:rsid="01ef4584" officeooo:paragraph-rsid="01ef4584" style:font-size-asian="24pt" style:font-weight-asian="bold" style:font-size-complex="24pt" style:font-weight-complex="bold"/>
    </style:style>
    <style:style style:name="P38" style:family="paragraph" style:parent-style-name="Text_20_body" style:list-style-name="L3">
      <style:paragraph-properties fo:margin-top="0cm" fo:margin-bottom="0cm" loext:contextual-spacing="false"/>
      <style:text-properties officeooo:rsid="01ef4584" officeooo:paragraph-rsid="01ef4584"/>
    </style:style>
    <style:style style:name="P39" style:family="paragraph" style:parent-style-name="Text_20_body">
      <style:paragraph-properties fo:margin-top="0cm" fo:margin-bottom="0cm" loext:contextual-spacing="false"/>
      <style:text-properties officeooo:rsid="01ef4584" officeooo:paragraph-rsid="01ef4584"/>
    </style:style>
    <style:style style:name="T1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2" style:family="text">
      <style:text-properties officeooo:rsid="0128e299"/>
    </style:style>
    <style:style style:name="T3" style:family="text">
      <style:text-properties officeooo:rsid="01ce4b1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6" style:family="text">
      <style:text-properties fo:font-size="15pt" fo:font-weight="normal" officeooo:rsid="01cef875" style:font-size-asian="13.1000003814697pt" style:font-weight-asian="normal" style:font-size-complex="15pt" style:font-weight-complex="normal"/>
    </style:style>
    <style:style style:name="T7" style:family="text">
      <style:text-properties fo:font-size="15pt" fo:font-weight="normal" officeooo:rsid="01ce4b15" style:font-size-asian="13.1000003814697pt" style:font-weight-asian="normal" style:font-size-complex="15pt" style:font-weight-complex="normal"/>
    </style:style>
    <style:style style:name="T8" style:family="text">
      <style:text-properties fo:font-size="15pt" fo:font-weight="normal" officeooo:rsid="01d3518a" style:font-size-asian="13.1000003814697pt" style:font-weight-asian="normal" style:font-size-complex="15pt" style:font-weight-complex="normal"/>
    </style:style>
    <style:style style:name="T9" style:family="text">
      <style:text-properties fo:font-size="15pt" fo:font-weight="normal" officeooo:rsid="01d4c56c" style:font-size-asian="13.1000003814697pt" style:font-weight-asian="normal" style:font-size-complex="15pt" style:font-weight-complex="normal"/>
    </style:style>
    <style:style style:name="T10" style:family="text">
      <style:text-properties fo:font-size="15pt" fo:font-weight="normal" officeooo:rsid="01dae2d2" style:font-size-asian="13.1000003814697pt" style:font-weight-asian="normal" style:font-size-complex="15pt" style:font-weight-complex="normal"/>
    </style:style>
    <style:style style:name="T11" style:family="text">
      <style:text-properties fo:font-size="15pt" fo:font-weight="normal" officeooo:rsid="01ded1b4" style:font-size-asian="13.1000003814697pt" style:font-weight-asian="normal" style:font-size-complex="15pt" style:font-weight-complex="normal"/>
    </style:style>
    <style:style style:name="T12" style:family="text">
      <style:text-properties fo:font-size="15pt" fo:font-weight="normal" officeooo:rsid="01e4b1f9" style:font-size-asian="13.1000003814697pt" style:font-weight-asian="normal" style:font-size-complex="15pt" style:font-weight-complex="normal"/>
    </style:style>
    <style:style style:name="T13" style:family="text">
      <style:text-properties fo:font-size="15pt" fo:font-weight="normal" officeooo:rsid="01e643ca" style:font-size-asian="13.1000003814697pt" style:font-weight-asian="normal" style:font-size-complex="15pt" style:font-weight-complex="normal"/>
    </style:style>
    <style:style style:name="T14" style:family="text">
      <style:text-properties fo:font-size="15pt" fo:font-weight="normal" officeooo:rsid="01e66363" style:font-size-asian="13.1000003814697pt" style:font-weight-asian="normal" style:font-size-complex="15pt" style:font-weight-complex="normal"/>
    </style:style>
    <style:style style:name="T15" style:family="text">
      <style:text-properties fo:font-size="15pt" fo:font-weight="normal" officeooo:rsid="01e8933f" style:font-size-asian="13.1000003814697pt" style:font-weight-asian="normal" style:font-size-complex="15pt" style:font-weight-complex="normal"/>
    </style:style>
    <style:style style:name="T16" style:family="text">
      <style:text-properties fo:font-size="15pt" fo:font-weight="normal" officeooo:rsid="01e9a97e" style:font-size-asian="13.1000003814697pt" style:font-weight-asian="normal" style:font-size-complex="15pt" style:font-weight-complex="normal"/>
    </style:style>
    <style:style style:name="T17" style:family="text">
      <style:text-properties officeooo:rsid="01cef8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3">5</text:span> <text:span text:style-name="T2">JENKINS</text:span></text:p>
      <text:p text:style-name="P2"/>
      <text:list xml:id="list8641985361722090223" text:style-name="L1">
        <text:list-item>
          <text:p text:style-name="P17">Assignment 1</text:p>
          <text:p text:style-name="P18"/>
        </text:list-item>
      </text:list>
      <text:p text:style-name="P16"><text:span text:style-name="Source_20_Text"><text:span text:style-name="T1">Create Job DSL for </text:span></text:span></text:p>
      <text:list xml:id="list2330171732843894944" text:style-name="L2">
        <text:list-item>
          <text:list>
            <text:list-item>
              <text:p text:style-name="P21">helloworld Job </text:p>
              <text:p text:style-name="P21"><text:s text:c="2"/></text:p>
            </text:list-item>
          </text:list>
          <text:p text:style-name="P19">job(‘hello world’) {</text:p>
          <text:list text:continue-numbering="true">
            <text:list-header>
              <text:p text:style-name="P19">s<text:span text:style-name="T17">teps</text:span> {</text:p>
              <text:p text:style-name="P19"><text:s text:c="3"/>shell(‘echo “hello world”’)</text:p>
              <text:list>
                <text:list-header>
                  <text:p text:style-name="P19">}</text:p>
                </text:list-header>
              </text:list>
            </text:list-header>
          </text:list>
        </text:list-item>
      </text:list>
      <text:p text:style-name="P4"><text:s text:c="19"/>}</text:p>
      <text:p text:style-name="P4"/>
      <text:list xml:id="list23613365202720" text:continue-numbering="true" text:style-name="L2">
        <text:list-item>
          <text:list>
            <text:list-item>
              <text:p text:style-name="P21">hellotoperson Job (Take SALUTATION as choice parameter &amp; NAME as string parameter) </text:p>
            </text:list-item>
          </text:list>
        </text:list-item>
      </text:list>
      <text:p text:style-name="P6"/>
      <text:p text:style-name="P6"><text:tab/><text:span text:style-name="T4"> <text:s/></text:span><text:span text:style-name="T5">job(‘hello person’) {</text:span></text:p>
      <text:p text:style-name="P11"><text:tab/><text:tab/>parameters {</text:p>
      <text:p text:style-name="P6"><text:span text:style-name="T5"><text:s text:c="15"/>strin</text:span><text:span text:style-name="T6">p</text:span><text:span text:style-name="T5">aram</text:span><text:span text:style-name="T6">(‘Name’, ‘ ‘)</text:span></text:p>
      <text:p text:style-name="P12"><text:s text:c="15"/>choiceparam(‘Salutation’, [‘Mr.’, ‘Mrs.’])</text:p>
      <text:p text:style-name="P12"><text:s text:c="15"/>}</text:p>
      <text:p text:style-name="P12"><text:s text:c="11"/></text:p>
      <text:list xml:id="list23613043277594" text:continue-numbering="true" text:style-name="L2">
        <text:list-item>
          <text:list>
            <text:list-item>
              <text:p text:style-name="P22">Gitclone and list content of cloned directory</text:p>
              <text:p text:style-name="P22"/>
              <text:p text:style-name="P22"><text:s/><text:span text:style-name="T7">job(‘hello </text:span><text:span text:style-name="T8">git</text:span><text:span text:style-name="T7">’) {</text:span></text:p>
            </text:list-item>
          </text:list>
          <text:p text:style-name="P23"><text:span text:style-name="T5"><text:tab/><text:tab/></text:span><text:span text:style-name="T8">scm</text:span><text:span text:style-name="T5"> {</text:span></text:p>
          <text:p text:style-name="P23"><text:span text:style-name="T5"><text:s text:c="15"/></text:span><text:span text:style-name="T8">git</text:span><text:span text:style-name="T6">(‘</text:span><text:span text:style-name="T9">https://github.com/lovedeepsh/jenkins.git</text:span><text:span text:style-name="T6">‘)</text:span></text:p>
          <text:p text:style-name="P28"><text:s text:c="15"/>}</text:p>
          <text:p text:style-name="P28"/>
          <text:p text:style-name="P28"><text:s text:c="11"/>steps {</text:p>
          <text:p text:style-name="P23"><text:span text:style-name="T6"><text:s text:c="16"/>shell(‘ls -</text:span><text:span text:style-name="T8">al</text:span><text:span text:style-name="T6">’)</text:span></text:p>
          <text:p text:style-name="P29"><text:s text:c="12"/>} </text:p>
          <text:p text:style-name="P29"><text:soft-page-break/><text:s text:c="7"/>}</text:p>
          <text:list text:continue-numbering="true">
            <text:list-header>
              <text:p text:style-name="P28"/>
            </text:list-header>
            <text:list-item>
              <text:p text:style-name="P21">buildperiodically Job (This job will run by every 5 min) </text:p>
            </text:list-item>
          </text:list>
        </text:list-item>
      </text:list>
      <text:p text:style-name="P5"/>
      <text:p text:style-name="P7"><text:tab/><text:tab/><text:tab/><text:span text:style-name="T7">job(‘hello </text:span><text:span text:style-name="T10">periodical</text:span><text:span text:style-name="T7">’) {</text:span></text:p>
      <text:list xml:id="list23613688099102" text:continue-numbering="true" text:style-name="L2">
        <text:list-header>
          <text:p text:style-name="P24"><text:span text:style-name="T5"><text:tab/><text:tab/></text:span><text:span text:style-name="T8">scm</text:span><text:span text:style-name="T5"> {</text:span></text:p>
          <text:p text:style-name="P24"><text:span text:style-name="T5"><text:s text:c="15"/></text:span><text:span text:style-name="T8">git</text:span><text:span text:style-name="T6">(‘</text:span><text:span text:style-name="T9">https://github.com/lovedeepsh/jenkins.git</text:span><text:span text:style-name="T6">‘)</text:span></text:p>
          <text:p text:style-name="P30"><text:s text:c="15"/>}</text:p>
          <text:p text:style-name="P24"><text:span text:style-name="T6"><text:s text:c="7"/></text:span><text:span text:style-name="T10">triggers {</text:span></text:p>
          <text:p text:style-name="P33"><text:s text:c="15"/>cron(‘*/5 * * * * ‘)</text:p>
          <text:p text:style-name="P33"><text:s text:c="15"/>}</text:p>
          <text:p text:style-name="P30"><text:s text:c="11"/>steps {</text:p>
          <text:p text:style-name="P24"><text:span text:style-name="T6"><text:s text:c="16"/>shell(‘ls -</text:span><text:span text:style-name="T8">al</text:span><text:span text:style-name="T6">’)</text:span></text:p>
          <text:p text:style-name="P30"><text:s text:c="12"/>} </text:p>
        </text:list-header>
      </text:list>
      <text:p text:style-name="P13"><text:s text:c="18"/>}</text:p>
      <text:p text:style-name="P13"/>
      <text:list xml:id="list23613487866203" text:continue-numbering="true" text:style-name="L2">
        <text:list-item>
          <text:list>
            <text:list-item>
              <text:p text:style-name="P21">pollscm Job (This job will have a poll interval of 2 min) </text:p>
            </text:list-item>
          </text:list>
        </text:list-item>
      </text:list>
      <text:p text:style-name="P5"/>
      <text:p text:style-name="P8"><text:s text:c="13"/><text:span text:style-name="T7">job(‘hello </text:span><text:span text:style-name="T10">p</text:span><text:span text:style-name="T12">ol</text:span><text:span text:style-name="T7">’) {</text:span></text:p>
      <text:list xml:id="list23613060946615" text:continue-numbering="true" text:style-name="L2">
        <text:list-header>
          <text:p text:style-name="P25"><text:span text:style-name="T5"><text:tab/><text:tab/></text:span><text:span text:style-name="T8">scm</text:span><text:span text:style-name="T5"> {</text:span></text:p>
          <text:p text:style-name="P25"><text:span text:style-name="T5"><text:s text:c="15"/></text:span><text:span text:style-name="T8">git</text:span><text:span text:style-name="T6">(‘</text:span><text:span text:style-name="T9">https://github.com/lovedeepsh/jenkins.git</text:span><text:span text:style-name="T6">‘)</text:span></text:p>
          <text:p text:style-name="P31"><text:s text:c="15"/>}</text:p>
          <text:p text:style-name="P25"><text:span text:style-name="T6"><text:s text:c="7"/></text:span><text:span text:style-name="T10">triggers {</text:span></text:p>
          <text:p text:style-name="P25"><text:span text:style-name="T10"><text:s text:c="15"/></text:span><text:span text:style-name="T11">scm</text:span><text:span text:style-name="T10">(‘*/</text:span><text:span text:style-name="T11">2</text:span><text:span text:style-name="T10"> * * * * ‘)</text:span></text:p>
          <text:p text:style-name="P34"><text:s text:c="15"/>}</text:p>
          <text:p text:style-name="P31"><text:s text:c="11"/>steps {</text:p>
          <text:p text:style-name="P25"><text:span text:style-name="T6"><text:s text:c="16"/>shell(‘</text:span><text:span text:style-name="T14">ls -al</text:span><text:span text:style-name="T6">’)</text:span></text:p>
          <text:p text:style-name="P31"><text:s text:c="12"/>} </text:p>
        </text:list-header>
      </text:list>
      <text:p text:style-name="P14"><text:s text:c="18"/>}</text:p>
      <text:p text:style-name="P14"/>
      <text:list xml:id="list23613633008226" text:continue-numbering="true" text:style-name="L2">
        <text:list-item>
          <text:list>
            <text:list-item>
              <text:p text:style-name="P21"><text:soft-page-break/>upstream Job (This job have helloworld job as upstream) </text:p>
            </text:list-item>
          </text:list>
        </text:list-item>
      </text:list>
      <text:p text:style-name="P5"/>
      <text:p text:style-name="P9"><text:s text:c="13"/><text:span text:style-name="T7">job(‘hello </text:span><text:span text:style-name="T16">upstream</text:span><text:span text:style-name="T7">’) {</text:span></text:p>
      <text:list xml:id="list23614131245551" text:continue-numbering="true" text:style-name="L2">
        <text:list-header>
          <text:p text:style-name="P26"><text:span text:style-name="T5"><text:tab/><text:tab/></text:span><text:span text:style-name="T6"> <text:s text:c="6"/></text:span><text:span text:style-name="T10">triggers {</text:span></text:p>
          <text:p text:style-name="P26"><text:span text:style-name="T10"><text:s text:c="15"/></text:span><text:span text:style-name="T15">upstream</text:span><text:span text:style-name="T10">(‘</text:span><text:span text:style-name="T15">parameterised-hello-world’, ‘SUCCESS’</text:span><text:span text:style-name="T10">)</text:span></text:p>
          <text:p text:style-name="P35"><text:s text:c="15"/>}</text:p>
          <text:p text:style-name="P32"><text:s text:c="11"/>steps {</text:p>
          <text:p text:style-name="P27"><text:span text:style-name="T6"><text:s text:c="16"/>shell(‘</text:span><text:span text:style-name="T13">echo </text:span><text:span text:style-name="T6">“</text:span><text:span text:style-name="T13">This is downstream</text:span><text:span text:style-name="T6">”’)</text:span></text:p>
          <text:p text:style-name="P32"><text:s text:c="12"/>} </text:p>
        </text:list-header>
      </text:list>
      <text:p text:style-name="P15"><text:s text:c="18"/>}</text:p>
      <text:p text:style-name="P5"/>
      <text:list xml:id="list23613017338347" text:continue-numbering="true" text:style-name="L2">
        <text:list-item>
          <text:list>
            <text:list-item>
              <text:p text:style-name="P21">downstream Job ( This job have hellotoperson job as downstream. Note: Pass variable(SALUTATION &amp; NAME) from this job to hellotoperson job.) </text:p>
            </text:list-item>
          </text:list>
        </text:list-item>
      </text:list>
      <text:p text:style-name="P5"/>
      <text:p text:style-name="P10"><text:tab/><text:tab/><text:tab/></text:p>
      <text:list xml:id="list23612893032764" text:continue-numbering="true" text:style-name="L2">
        <text:list-item>
          <text:list>
            <text:list-item>
              <text:p text:style-name="P20">nestedview Job ( This job will create a nested view named as 'ninja-jobs' with folders 'simple-jobs' &amp; 'complex-jobs'. simple-jobs will contain helloworld, hellotoperson, Gitclone, buildperiodically and pollscm. complex-jobs will contain upstream and downstream jobs.) </text:p>
            </text:list-item>
          </text:list>
        </text:list-item>
      </text:list>
      <text:p text:style-name="P3"><text:span text:style-name="Source_20_Text"><text:span text:style-name="T1"/></text:span></text:p>
      <text:list xml:id="list3030090984181826370" text:style-name="L3">
        <text:list-header>
          <text:p text:style-name="P38">job('ninja-jobs') {</text:p>
          <text:p text:style-name="P38"><text:s text:c="4"/>nestedView('simple-jobs') {</text:p>
          <text:p text:style-name="P38"><text:s text:c="4"/>views {</text:p>
          <text:p text:style-name="P38"><text:s text:c="8"/>listView('"parameterized-hello-world", "hello person", "hello git", "hello periodical", "hello poll"') </text:p>
          <text:p text:style-name="P38"><text:s text:c="6"/>{ <text:s text:c="8"/></text:p>
          <text:p text:style-name="P38"><text:s text:c="10"/>columns {</text:p>
          <text:p text:style-name="P38"><text:s text:c="10"/>status()</text:p>
          <text:p text:style-name="P38"/>
          <text:p text:style-name="P38"><text:soft-page-break/><text:s text:c="10"/>weather()</text:p>
          <text:p text:style-name="P38"><text:s text:c="9"/>name()</text:p>
          <text:p text:style-name="P38"><text:s text:c="10"/>lastSuccess()</text:p>
          <text:p text:style-name="P38"><text:s text:c="10"/>lastFailure()</text:p>
          <text:p text:style-name="P38"><text:s text:c="12"/>}</text:p>
          <text:p text:style-name="P38"><text:s text:c="8"/>}</text:p>
          <text:p text:style-name="P38"><text:s text:c="8"/>}</text:p>
          <text:p text:style-name="P38"><text:s text:c="8"/>}</text:p>
        </text:list-header>
      </text:list>
      <text:p text:style-name="P39"/>
      <text:list xml:id="list23613025012700" text:continue-numbering="true" text:style-name="L3">
        <text:list-header>
          <text:p text:style-name="P38"><text:s text:c="6"/>nestedView('coplex-jobs') {</text:p>
          <text:p text:style-name="P38"><text:s text:c="4"/>views {</text:p>
          <text:p text:style-name="P38"><text:s text:c="8"/>listView('"hello upstream", "hello downstream"') {</text:p>
          <text:p text:style-name="P38"><text:s text:c="12"/>columns {</text:p>
          <text:p text:style-name="P38"><text:s text:c="12"/>status()</text:p>
          <text:p text:style-name="P38"><text:s text:c="12"/>weather()</text:p>
          <text:p text:style-name="P38"><text:s text:c="12"/>name()</text:p>
          <text:p text:style-name="P38"><text:s text:c="12"/>lastSuccess()</text:p>
          <text:p text:style-name="P38"><text:s text:c="12"/>lastFailure()</text:p>
          <text:p text:style-name="P38"><text:s text:c="12"/>}</text:p>
          <text:p text:style-name="P38"><text:s text:c="8"/>}</text:p>
          <text:p text:style-name="P38"><text:s text:c="8"/>} <text:s text:c="4"/></text:p>
          <text:p text:style-name="P38"><text:s text:c="8"/>}</text:p>
          <text:p text:style-name="P38"><text:s text:c="8"/>} <text:s text:c="3"/></text:p>
          <text:p text:style-name="P38"/>
          <text:p text:style-name="P37">Assignment 2</text:p>
        </text:list-header>
        <text:list-item>
          <text:p text:style-name="P38">Write Job DSL to Setup CI/CD (Java app) Jobs</text:p>
        </text:list-item>
        <text:list-item>
          <text:p text:style-name="P38">tagcreation Job (check assignment of day7 for details).</text:p>
        </text:list-item>
        <text:list-item>
          <text:p text:style-name="P38">codestability Job</text:p>
        </text:list-item>
        <text:list-item>
          <text:p text:style-name="P38">codequality Job</text:p>
        </text:list-item>
        <text:list-item>
          <text:p text:style-name="P38">codecoverage Job (The all 3 jobs will be based on Java project(Spring3HibernateApp) from ContinuousIntegration.)</text:p>
        </text:list-item>
        <text:list-item>
          <text:p text:style-name="P38">deployment Job for war file (Deployed into tomcat7).</text:p>
        </text:list-item>
        <text:list-item>
          <text:p text:style-name="P38">static-deployment Job for static file deployment in nginx (Deployment of static code i.e. index.html from day7 assignment).</text:p>
          <text:p text:style-name="P38"/>
          <text:p text:style-name="P38"/>
          <text:p text:style-name="P38"/>
          <text:p text:style-name="P38"/>
          <text:p text:style-name="P38"/>
          <text:p text:style-name="P38"><text:soft-page-break/></text:p>
          <text:p text:style-name="P38">job('helloCICD') {</text:p>
          <text:p text:style-name="P38"><text:s text:c="2"/>scm {</text:p>
          <text:p text:style-name="P38"><text:s text:c="4"/>git('https://github.com/lovedeepsh/ContinuousIntegration.git')</text:p>
          <text:p text:style-name="P38"><text:s text:c="6"/>}</text:p>
          <text:p text:style-name="P38"><text:s text:c="6"/>steps {</text:p>
          <text:p text:style-name="P38"><text:s text:c="8"/>maven {</text:p>
          <text:p text:style-name="P38"><text:s text:c="8"/>goals('deploy findbugs:findbugs checkstyle:checkstyle cobertura:cobertura')</text:p>
          <text:p text:style-name="P38"><text:s text:c="7"/>setRootPOM("Spring3HibernateApp/pom.xml")</text:p>
          <text:p text:style-name="P38"><text:s text:c="8"/>mavenInstallation('mvn3.5.3')</text:p>
          <text:p text:style-name="P38"><text:s text:c="6"/>shell('Spring3HibernateApp/target')</text:p>
          <text:p text:style-name="P38"><text:s text:c="6"/>shell('cp Spring3HibernateApp.war /var/lib/tomcat8/webapps/')</text:p>
          <text:p text:style-name="P38"><text:s text:c="8"/>}</text:p>
          <text:p text:style-name="P38"><text:s text:c="12"/>}</text:p>
          <text:p text:style-name="P38"><text:s text:c="8"/>}</text:p>
        </text:list-item>
        <text:list-item>
          <text:p text:style-name="P38">NOT RUN YET PROPERLY BUT WILL BE UPDATED SOON.</text:p>
        </text:list-item>
      </text:list>
      <text:list xml:id="list114600245508427570" text:style-name="L4">
        <text:list-item>
          <text:list>
            <text:list-header>
              <text:p text:style-name="P36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08T02:36:12.206992547</dc:date>
    <meta:editing-duration>P1DT3H3M56S</meta:editing-duration>
    <meta:editing-cycles>259</meta:editing-cycles>
    <meta:generator>LibreOffice/5.1.6.2$Linux_X86_64 LibreOffice_project/10m0$Build-2</meta:generator>
    <meta:document-statistic meta:table-count="0" meta:image-count="0" meta:object-count="0" meta:page-count="5" meta:paragraph-count="123" meta:word-count="423" meta:character-count="3573" meta:non-whitespace-character-count="2416"/>
  </office:meta>
</office:document-meta>
</file>